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s Of Interest For Resolution Within A</text:p>
      <text:p text:style-name="P1">Simultaneous Action Execution Simulator</text:p>
      <text:p text:style-name="P2">by: Daniel Cizek, 2017</text:p>
      <text:p text:style-name="Standard"/>
      <text:p text:style-name="Standard"><text:span text:style-name="T1">Abstract</text:span>:</text:p>
      <text:p text:style-name="Standard"><text:tab/>This document intends to lay out the various cases encountered within the resolution attempts made by a simultaneous action simulator and to provide reasonable outcomes for each case. Daniel Cizek originally created this document as an aid to his work on the Ascension project. Despite this, it should serve at least as a minor aid to anyone in need of guidance in navigating the rather tricky waters involved in work of this type. The document firstly lays out a given case, then provides a solution to it, and repeats until all cases get an associated solution.</text:p>
      <text:p text:style-name="Standard"/>
      <text:p text:style-name="Standard"><text:span text:style-name="T1">Passive movement, no conflict</text:span>:</text:p>
      <text:p text:style-name="Standard"><text:tab/>A unit wishes to move from his own square to occupy another. Nothing interferes with his action.</text:p>
      <text:p text:style-name="Standard"><text:span text:style-name="T1">Outcome</text:span>:</text:p>
      <text:p text:style-name="Standard"><text:tab/>The unit simply leaves his current square and occupies the intended destination.</text:p>
      <text:p text:style-name="Standard"/>
      <text:p text:style-name="Standard"><text:span text:style-name="T1">Passive movement, allied unit conflict</text:span>:</text:p>
      <text:p text:style-name="Standard"><text:tab/>A unit wishes to move from his own square to occupy another. An allied unit wishes to move to the same square.</text:p>
      <text:p text:style-name="Standard"><text:span text:style-name="T1">Outcome</text:span>:</text:p>
      <text:p text:style-name="Standard"><text:tab/>The unit and his ally roll dice against one another and add their initiative modifiers. The winner takes the square, and the loser moves to the conflict resolution queue to seek an alternative destination.</text:p>
      <text:p text:style-name="Standard"/>
      <text:p text:style-name="P3">Passive movement, passive enemy unit conflict<text:span text:style-name="T2">:</text:span></text:p>
      <text:p text:style-name="P3"><text:span text:style-name="T2"><text:tab/>A unit wishes to move from his own square to occupy another. An enemy unit currently moving in passive mode wishes to move to the same square.</text:span></text:p>
      <text:p text:style-name="P3">Outcome<text:span text:style-name="T2">:</text:span></text:p>
      <text:p text:style-name="P3"><text:span text:style-name="T2"><text:tab/>The unit and his enemy roll dice against one another and add their initiative modifiers. The winner takes the square and the loser moves to the conflict resolution queue to seek an alternative destination.</text:span></text:p>
      <text:p text:style-name="P3"><text:span text:style-name="T2"/></text:p>
      <text:p text:style-name="P3">Passive movement, aggressive enemy unit conflict<text:span text:style-name="T2">:</text:span></text:p>
      <text:p text:style-name="P3"><text:span text:style-name="T2"><text:tab/>A unit wishes to move from his own square to occupy another. An enemy unit currently moving in aggressive mode wishes to move to the same square.</text:span></text:p>
      <text:p text:style-name="P3">Outcome<text:span text:style-name="T2">:</text:span></text:p>
      <text:p text:style-name="P3"><text:span text:style-name="T2"><text:tab/></text:span></text:p>
      <text:p text:style-name="P3"/>
      <text:p text:style-name="P3">Hello<text:span text:style-name="T2">:</text:span></text:p>
      <text:p text:style-name="P3"><text:span text:style-name="T2"><text:tab/></text:span></text:p>
      <text:p text:style-name="P3">Outcome<text:span text:style-name="T2">:</text:span></text:p>
      <text:p text:style-name="P3"><text:span text:style-name="T2"><text:tab/></text:span></text:p>
      <text:p text:style-name="P3"/>
      <text:p text:style-name="P3">Hello<text:span text:style-name="T2">:</text:span></text:p>
      <text:p text:style-name="P3"><text:span text:style-name="T2"><text:tab/></text:span></text:p>
      <text:p text:style-name="P3">Outcome<text:span text:style-name="T2">:</text:span></text:p>
      <text:p text:style-name="P3"><text:span text:style-name="T2"><text:tab/></text:span></text:p>
      <text:p text:style-name="P3"><text:soft-page-break/></text:p>
      <text:p text:style-name="P3">Hello<text:span text:style-name="T2">:</text:span></text:p>
      <text:p text:style-name="P3"><text:span text:style-name="T2"><text:tab/></text:span></text:p>
      <text:p text:style-name="P3">Outcome<text:span text:style-name="T2">:</text:span></text:p>
      <text:p text:style-name="P3"><text:span text:style-name="T2"><text:tab/></text:span></text:p>
      <text:p text:style-name="P3"/>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19T11:16:48.66</meta:creation-date>
    <meta:document-statistic meta:table-count="0" meta:image-count="0" meta:object-count="0" meta:page-count="2" meta:paragraph-count="33" meta:word-count="316" meta:character-count="1910"/>
    <dc:date>2017-10-19T18:21:48.30</dc:date>
    <meta:editing-duration>PT6H19M29S</meta:editing-duration>
    <meta:editing-cycles>1</meta:editing-cycles>
    <meta:generator>OpenOffice/4.1.3$Win32 OpenOffice.org_project/413m1$Build-9783</meta:generator>
  </office:meta>
</office:document-meta>
</file>